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Text_20_body" style:list-style-name="WWNum8">
      <style:text-properties style:font-name="DejaVu Sans"/>
    </style:style>
    <style:style style:name="P3" style:family="paragraph" style:parent-style-name="Text_20_body" style:master-page-name="Standard">
      <style:paragraph-properties style:page-number="auto"/>
      <style:text-properties style:font-name="DejaVu Sans"/>
    </style:style>
    <style:style style:name="T1" style:family="text">
      <style:text-properties fo:color="#444444" style:font-name-asian="Times New Roman1" style:language-asian="ru" style:country-asian="RU" style:font-name-complex="Times New Roman1"/>
    </style:style>
    <style:style style:name="T2" style:family="text">
      <style:text-properties fo:color="#444444" style:font-name-asian="Times New Roman1" style:language-asian="ru" style:country-asian="RU" style:font-name-complex="Helvetica"/>
    </style:style>
    <style:style style:name="T3" style:family="text">
      <style:text-properties fo:color="#444444" fo:font-weight="bold" style:font-name-asian="Times New Roman1" style:language-asian="ru" style:country-asian="RU" style:font-weight-asian="bold" style:font-name-complex="Times New Roman1" style:font-weight-complex="bold" loext:padding="0in" loext:border="none"/>
    </style:style>
    <style:style style:name="T4" style:family="text">
      <style:text-properties fo:color="#444444" fo:language="en" fo:country="US" style:font-name-asian="Times New Roman1" style:language-asian="ru" style:country-asian="RU" style:font-name-complex="Helveti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92081322238891709" text:style-name="WWNum8">
        <text:list-item>
          <text:p text:style-name="P3">Особенностью нашей действительности является глобализация, приводящая к размыванию государственных и географических границ между странами и укреплению социокультурного взаимодействия.</text:p>
        </text:list-item>
        <text:list-item>
          <text:p text:style-name="P1">Залогом успешного экономического развития государств является развитие своей инфраструктуры:</text:p>
        </text:list-item>
        <text:list-item>
          <text:p text:style-name="P1">·дорог,</text:p>
        </text:list-item>
        <text:list-item>
          <text:p text:style-name="P1">·средств связи,</text:p>
        </text:list-item>
        <text:list-item>
          <text:p text:style-name="P1">·модернизация транспортных средств и т д.</text:p>
        </text:list-item>
        <text:list-item>
          <text:p text:style-name="P1">Развитие инфраструктуры обязательно приводит к росту потребления стройматериалов, и как следствию, развития отрасли.</text:p>
        </text:list-item>
        <text:list-item>
          <text:p text:style-name="P1"/>
        </text:list-item>
        <text:list-item>
          <text:p text:style-name="P1">Результаты глобализации</text:p>
        </text:list-item>
        <text:list-item>
          <text:p text:style-name="P1"/>
        </text:list-item>
        <text:list-item>
          <text:p text:style-name="P1"><text:span text:style-name="T1">Зачастую темпы развития обществ настолько высоки, что страны не в состоянии самостоятельно поддерживать обеспечение необходимым количеством материалов и ресурсов. Китай в современном мире выступает производственной базой и фабрикой всепланетного масштаба.. Оптимальным вариантом становиться решение импортировать </text:span><text:span text:style-name="T3">стройматериалы из Китая</text:span><text:span text:style-name="T1">. Ценовое преимущество, сочетающееся с достойным качеством, все более и более укрепляют позиции Китая на международном рынке стройматериалов.</text:span></text:p>
        </text:list-item>
        <text:list-item>
          <text:p text:style-name="P1"/>
        </text:list-item>
        <text:list-item>
          <text:p text:style-name="P1">На сегодняшний день Китай является наиболее крупным экспортером строительных материалов. Экспортом из Поднебесной обеспечивается:</text:p>
        </text:list-item>
        <text:list-item>
          <text:p text:style-name="P1">·60% мировой потребности в строительном камне, листовом стекле и стекловолокне;</text:p>
        </text:list-item>
        <text:list-item>
          <text:p text:style-name="P1"><text:soft-page-break/>·30% потребности в цементе и цементном клинкере.</text:p>
        </text:list-item>
        <text:list-item>
          <text:p text:style-name="P1">Экспорт строительных материалов производится КНР более чем в 100 стран мира. Причем их среднеэкспортные цены в 2-3 раза ниже, чем на аналогичную линейку товаров в развитых странах.</text:p>
        </text:list-item>
        <text:list-item>
          <text:p text:style-name="P1">Без стройматериалов родом из Китая не обходится строительная промышленность таких стран:</text:p>
        </text:list-item>
        <text:list-item>
          <text:p text:style-name="P1">·США,</text:p>
        </text:list-item>
        <text:list-item>
          <text:p text:style-name="P1">·Европы,</text:p>
        </text:list-item>
        <text:list-item>
          <text:p text:style-name="P1">·Африканских стран.</text:p>
        </text:list-item>
        <text:list-item>
          <text:p text:style-name="P1">Среди поставляемых материалов находятся:</text:p>
        </text:list-item>
        <text:list-item>
          <text:p text:style-name="P1">·покрытия для пола,</text:p>
        </text:list-item>
        <text:list-item>
          <text:p text:style-name="P1">·цемент,</text:p>
        </text:list-item>
        <text:list-item>
          <text:p text:style-name="P1">·фанера,</text:p>
        </text:list-item>
        <text:list-item>
          <text:p text:style-name="P1">·керамическая плитка,</text:p>
        </text:list-item>
        <text:list-item>
          <text:p text:style-name="P1">·оконное стекло,</text:p>
        </text:list-item>
        <text:list-item>
          <text:p text:style-name="P1">·черепица.</text:p>
        </text:list-item>
        <text:list-item>
          <text:p text:style-name="P1"/>
        </text:list-item>
        <text:list-item>
          <text:p text:style-name="P1">Российский рынок далеко не исключение из этого списка. Отечественные производители не могут обеспечить быстро растущие объемы капитального строительства качественными стройматериалами. Более 80% российского импорта строительных материалов обеспечивается китайскими производителями. Поставляемые материалы обладают не только прекрасным качеством, но и более широким цветовым рядом и специализированным подходом к их производству.</text:p>
          <text:p text:style-name="P1">Ведущие компании</text:p>
        </text:list-item>
        <text:list-item>
          <text:p text:style-name="P1"/>
        </text:list-item>
        <text:list-item>
          <text:p text:style-name="P1"><text:soft-page-break/><text:span text:style-name="T3">Поставка стройматериалов из Китая</text:span><text:span text:style-name="T1"> обеспечивается, по-преимуществу, десятью крупнейшими компаниями.</text:span></text:p>
        </text:list-item>
        <text:list-item>
          <text:p text:style-name="P1"/>
        </text:list-item>
        <text:list-item>
          <text:p text:style-name="P1"><text:span text:style-name="T4">·China National Materials Group Corporation  — SINOMA. </text:span><text:span text:style-name="T2">Компания была создана в 1983году. Она является центральным государственным предприятием Китая и непосредственно управляется административной комиссией по контролю за государственной собственностью, созданной при Госсовете КНР. SINOMA производит:стекловолоконную продукцию, промышленную керамику, цемент, новые настенные покрытия и материалы, искусственные кристаллы, составные материалы. Корпорация обладает передовыми разработками и технологиями в производстве вышеперечисленных материалов, а также глубокими технологиями разработки неметаллических полезных ископаемых. Корпорация владеет 96 предприятиями, 13 национальными исследовательскими проектными институтами, 26 академиями технического геологического разведывания. Дочки SINOMA располагаются в США, Японии, на Ближнем Востоке и в Африке.</text:span></text:p>
        </text:list-item>
        <text:list-item>
          <text:p text:style-name="P1">·Anhui Conch Cement Company Limited — была зарегистрирован Гонконгской Фондовой Биржей в 1997 году. Эта компания — крупнейший китайский производитель цемента. Акции Конч Цемент продаются за рубежом. Наиболее популярными товарами этой компании являются клинкер и высококачественный цемент, который широко использовался в таких нашумевших проектах как «Жемчужина» (шанхайская телевизионная башня). Компания участвовала в строительстве Тяньваньской АЭС, международного аэропорта Пудун, моста Хайцан и моста над заливом Ханжоу. Она экспортирует свою продукцию в 20 стран мира. Конч Цемент имеет 17 заводов, производящих клинкер, 21 предприятие по производству цемента в 9 <text:soft-page-break/>провинциях на Юге и Востоке Китая. Конч Цемент за последние годы построила и ввела в эксплуатацию 3 новые линии по сухой обработке клинкера.</text:p>
        </text:list-item>
        <text:list-item>
          <text:p text:style-name="P1">·China National Bilding Materials Group Corporation (CNBM) – является крупнейшим производителем цемента, новых строительных материалов и строительного стекла.</text:p>
        </text:list-item>
        <text:list-item>
          <text:p text:style-name="P1">·BBMG Group Co LTD – производит цемент высокого качества, а также строительную керамику.</text:p>
        </text:list-item>
        <text:list-item>
          <text:p text:style-name="P1">·Shandong SunssyGroup – является производителем цемента высокого качества, цементных листов и новых стеновых материалов.</text:p>
        </text:list-item>
        <text:list-item>
          <text:p text:style-name="P1">Разделение по территориальному принципу</text:p>
        </text:list-item>
        <text:list-item>
          <text:p text:style-name="P1"/>
        </text:list-item>
        <text:list-item>
          <text:p text:style-name="P1">Китай можно образно разделить на несколько участков по производству стройматериалов. Северные провинции традиционно занимаются производством изделий из черных металлов:</text:p>
        </text:list-item>
        <text:list-item>
          <text:p text:style-name="P1">·труб,</text:p>
        </text:list-item>
        <text:list-item>
          <text:p text:style-name="P1">·металлопроката,</text:p>
        </text:list-item>
        <text:list-item>
          <text:p text:style-name="P1">·арматуры,</text:p>
        </text:list-item>
        <text:list-item>
          <text:p text:style-name="P1">·электродов.</text:p>
        </text:list-item>
        <text:list-item>
          <text:p text:style-name="P1">Восточные провинции, такие как  Чжецзян, изготавливают отделочные материалы:</text:p>
        </text:list-item>
        <text:list-item>
          <text:p text:style-name="P2">·утеплители,</text:p>
        </text:list-item>
        <text:list-item>
          <text:p text:style-name="P2">·алюминиевые композитные панели,</text:p>
        </text:list-item>
        <text:list-item>
          <text:p text:style-name="P2">·гипсокартон,</text:p>
        </text:list-item>
        <text:list-item>
          <text:p text:style-name="P2">·ламинат,</text:p>
        </text:list-item>
        <text:list-item>
          <text:p text:style-name="P2">·пластик,</text:p>
        </text:list-item>
        <text:list-item>
          <text:p text:style-name="P2">·изделия из ПВХ,</text:p>
        </text:list-item>
        <text:list-item>
          <text:p text:style-name="P2">·минеральная вата.</text:p>
        </text:list-item>
        <text:list-item>
          <text:p text:style-name="P1"><text:soft-page-break/>Южные провинции, такие как Гуандун, занимаются производством:</text:p>
        </text:list-item>
        <text:list-item>
          <text:p text:style-name="P1">·сантехники,</text:p>
        </text:list-item>
        <text:list-item>
          <text:p text:style-name="P1">·керамической плитки,</text:p>
        </text:list-item>
        <text:list-item>
          <text:p text:style-name="P1">·керамогранита.</text:p>
        </text:list-item>
        <text:list-item>
          <text:p text:style-name="P1">Считается, что основными производителями стройматериалов Китае являются свободные экономические зоны, в которых четко налажены процессы первичного производства и первичной технической разработки на высокотехнологичном оборудовании. Но имеют место такие исключения, как кустарное производство.</text:p>
        </text:list-item>
        <text:list-item>
          <text:p text:style-name="P1">Результаты роста строительной промышленности</text:p>
        </text:list-item>
        <text:list-item>
          <text:p text:style-name="P1"/>
        </text:list-item>
        <text:list-item>
          <text:p text:style-name="P1">Начиная с 2005года, китайская строительная промышленность переживает этап бурного роста. Даже стремительный рост спроса на строительные материалы на внутренних рынках Китая не мешают Поднебесной экспортировать большую часть строительных материалов. Китайский строительный рынок опирается в своем развитии на химическую и электронную промышленность, позволяющую создавать новые строительные материалы.</text:p>
        </text:list-item>
        <text:list-item>
          <text:p text:style-name="P1"><text:span text:style-name="T1">Заказывая </text:span><text:span text:style-name="T3">стройматериалы из Китая оптом</text:span><text:span text:style-name="T1">, знайте, что основное производство строительных материалов ориентируется на экологически чистые, сберегающие энергию как при производстве, так и в использовании, материалы.</text:span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WWNum8" style:class="text">
      <style:paragraph-properties fo:margin-left="0.1307in" fo:margin-right="0in" fo:margin-top="0.0437in" fo:margin-bottom="0.0866in" loext:contextual-spacing="false" style:line-height-at-least="0.1307in" fo:text-align="start" style:justify-single-word="false" fo:orphans="2" fo:widows="2" fo:text-indent="-0.25in" style:auto-text-indent="false" style:vertical-align="baseline" style:writing-mode="lr-tb"/>
      <style:text-properties fo:color="#444444" style:font-name="Courier 10 Pitch" fo:font-family="'Courier 10 Pitch'" style:font-pitch="fixed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Helvetica" style:font-family-complex="Helvetica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8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list-style-name="WWNum8" style:class="text"/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font-size="7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Verdana" fo:font-family="Verdana" style:font-family-generic="roman" style:font-pitch="variable" fo:font-size="7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7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7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Verdana" fo:font-family="Verdana" style:font-family-generic="roman" style:font-pitch="variable" fo:font-size="7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Verdana" fo:font-family="Verdana" style:font-family-generic="roman" style:font-pitch="variable" fo:font-size="7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Verdana" fo:font-family="Verdana" style:font-family-generic="roman" style:font-pitch="variable" fo:font-size="7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Verdana" fo:font-family="Verdana" style:font-family-generic="roman" style:font-pitch="variable" fo:font-size="7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Verdana" fo:font-family="Verdana" style:font-family-generic="roman" style:font-pitch="variable" fo:font-size="7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</meta:editing-cycles>
    <meta:creation-date>2017-08-15T12:33:00</meta:creation-date>
    <dc:date>2017-08-16T10:06:22.863607199</dc:date>
    <meta:editing-duration>PT21M43S</meta:editing-duration>
    <meta:generator>LibreOffice/5.1.6.2$Linux_x86 LibreOffice_project/10m0$Build-2</meta:generator>
    <meta:document-statistic meta:table-count="0" meta:image-count="0" meta:object-count="0" meta:page-count="5" meta:paragraph-count="62" meta:word-count="719" meta:character-count="5754" meta:non-whitespace-character-count="5142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